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826a" officeooo:paragraph-rsid="001c826a"/>
    </style:style>
    <style:style style:name="P2" style:family="paragraph" style:parent-style-name="Standard">
      <style:text-properties officeooo:rsid="001c826a" officeooo:paragraph-rsid="001efc86"/>
    </style:style>
    <style:style style:name="P3" style:family="paragraph" style:parent-style-name="Standard">
      <style:text-properties officeooo:rsid="001cc0b6" officeooo:paragraph-rsid="001cc0b6"/>
    </style:style>
    <style:style style:name="P4" style:family="paragraph" style:parent-style-name="Standard" style:list-style-name="L1">
      <style:paragraph-properties fo:line-height="200%"/>
      <style:text-properties officeooo:rsid="001cc0b6" officeooo:paragraph-rsid="001efc86"/>
    </style:style>
    <style:style style:name="P5" style:family="paragraph" style:parent-style-name="Standard">
      <style:text-properties officeooo:rsid="001e4f43" officeooo:paragraph-rsid="001e4f43"/>
    </style:style>
    <style:style style:name="P6" style:family="paragraph" style:parent-style-name="Standard">
      <style:text-properties officeooo:rsid="001e4f43" officeooo:paragraph-rsid="001efc86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/>
    </style:style>
    <text:list-style style:name="L1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74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e 4 Solutions</text:p>
      <text:p text:style-name="P1"/>
      <text:p text:style-name="P1"/>
      <text:p text:style-name="P1"/>
      <text:p text:style-name="P1"/>
      <text:p text:style-name="P2">1.<text:span text:style-name="T2">List the customer number, the name, the phone number, and the city of customers.</text:span></text:p>
      <text:p text:style-name="P2"><text:span text:style-name="T2"/></text:p>
      <text:p text:style-name="P1">mysql&gt; select custno,custname,phone,city from customer;</text:p>
      <text:p text:style-name="P1">+--------+----------------------+---------+------------+</text:p>
      <text:p text:style-name="P1">| custno | custname <text:s text:c="12"/>| phone <text:s text:c="2"/>| city <text:s text:c="6"/>|</text:p>
      <text:p text:style-name="P1">+--------+----------------------+---------+------------+</text:p>
      <text:p text:style-name="P1">| C100 <text:s text:c="2"/>| Football <text:s text:c="12"/>| 6857100 | Boulder <text:s text:c="3"/>|</text:p>
      <text:p text:style-name="P1">| C101 <text:s text:c="2"/>| Men's Basketball <text:s text:c="4"/>| 5431700 | Boulder <text:s text:c="3"/>|</text:p>
      <text:p text:style-name="P1">| C103 <text:s text:c="2"/>| Baseball <text:s text:c="12"/>| 5431234 | Boulder <text:s text:c="3"/>|</text:p>
      <text:p text:style-name="P1">| C104 <text:s text:c="2"/>| Women's Softball <text:s text:c="4"/>| 5434321 | Boulder <text:s text:c="3"/>|</text:p>
      <text:p text:style-name="P1">| C105 <text:s text:c="2"/>| High School Football | 4441234 | Louisville |</text:p>
      <text:p text:style-name="P1">+--------+----------------------+---------+------------+</text:p>
      <text:p text:style-name="P1">5 rows in set (0.00 sec)</text:p>
      <text:p text:style-name="P1"/>
      <text:p text:style-name="P1"/>
      <text:p text:style-name="P1"/>
      <text:p text:style-name="P2">2.<text:span text:style-name="T2">List the customer number, the name, the phone number, and the city of customers who reside in Colorado (State is CO).</text:span></text:p>
      <text:p text:style-name="P1"/>
      <text:p text:style-name="P1">mysql&gt; select custno,custname,phone,city from customer where state="CO";</text:p>
      <text:p text:style-name="P1">+--------+----------------------+---------+------------+</text:p>
      <text:p text:style-name="P1">| custno | custname <text:s text:c="12"/>| phone <text:s text:c="2"/>| city <text:s text:c="6"/>|</text:p>
      <text:p text:style-name="P1">+--------+----------------------+---------+------------+</text:p>
      <text:p text:style-name="P1">| C100 <text:s text:c="2"/>| Football <text:s text:c="12"/>| 6857100 | Boulder <text:s text:c="3"/>|</text:p>
      <text:p text:style-name="P1">| C101 <text:s text:c="2"/>| Men's Basketball <text:s text:c="4"/>| 5431700 | Boulder <text:s text:c="3"/>|</text:p>
      <text:p text:style-name="P1">| C103 <text:s text:c="2"/>| Baseball <text:s text:c="12"/>| 5431234 | Boulder <text:s text:c="3"/>|</text:p>
      <text:p text:style-name="P1">| C104 <text:s text:c="2"/>| Women's Softball <text:s text:c="4"/>| 5434321 | Boulder <text:s text:c="3"/>|</text:p>
      <text:p text:style-name="P1">| C105 <text:s text:c="2"/>| High School Football | 4441234 | Louisville |</text:p>
      <text:p text:style-name="P1">+--------+----------------------+---------+------------+</text:p>
      <text:p text:style-name="P1">5 rows in set (0.00 sec)</text:p>
      <text:p text:style-name="P1"/>
      <text:p text:style-name="P1"/>
      <text:p text:style-name="P1"/>
      <text:p text:style-name="P2">3.<text:span text:style-name="T2">List all columns of the </text:span><text:span text:style-name="T3">EventRequest</text:span><text:span text:style-name="T2"> table for events costing more than $4000. <text:s/>Order the result by the event date (</text:span><text:span text:style-name="T3">DateHeld</text:span><text:span text:style-name="T2">).</text:span></text:p>
      <text:p text:style-name="P2"><text:span text:style-name="T2"/></text:p>
      <text:p text:style-name="P1">mysql&gt; select * from eventrequest where estcost&gt;4000 order by dateheld;</text:p>
      <text:p text:style-name="P1">+---------+------------+------------+-------+--------+------------+----------+----------+-------------+-------+</text:p>
      <text:p text:style-name="P1">| eventno | dateheld <text:s text:c="2"/>| datereq <text:s text:c="3"/>| facno | custno | dateauth <text:s text:c="2"/>| status <text:s text:c="2"/>| estcost <text:s/>| estaudience | budno |</text:p>
      <text:p text:style-name="P1">+---------+------------+------------+-------+--------+------------+----------+----------+-------------+-------+</text:p>
      <text:p text:style-name="P1">| E102 <text:s text:c="3"/>| 2018-09-14 | 2018-07-28 | F100 <text:s/>| C100 <text:s text:c="2"/>| 2018-07-31 | Approved | <text:s/>5000.00 | <text:s text:c="6"/>80000 | B1000 |</text:p>
      <text:p text:style-name="P1">| E103 <text:s text:c="3"/>| 2018-09-21 | 2018-07-28 | F100 <text:s/>| C100 <text:s text:c="2"/>| 2018-08-01 | Approved | <text:s/>5000.00 | <text:s text:c="6"/>80000 | B1000 |</text:p>
      <text:p text:style-name="P1">| E100 <text:s text:c="3"/>| 2018-10-25 | 2018-06-06 | F100 <text:s/>| C100 <text:s text:c="2"/>| 2018-06-08 | Approved | <text:s/>5000.00 | <text:s text:c="6"/>80000 | B1000 |</text:p>
      <text:p text:style-name="P1"><text:soft-page-break/>| E101 <text:s text:c="3"/>| 2018-10-26 | 2018-07-28 | F100 <text:s/>| C100 <text:s text:c="2"/>| NULL <text:s text:c="6"/>| Pending <text:s/>| <text:s/>5000.00 | <text:s text:c="6"/>80000 | B1000 |</text:p>
      <text:p text:style-name="P1">| E107 <text:s text:c="3"/>| 2018-11-23 | 2018-07-28 | F100 <text:s/>| C105 <text:s text:c="2"/>| 2018-07-31 | Denied <text:s text:c="2"/>| 10000.00 | <text:s text:c="7"/>5000 | NULL <text:s/>|</text:p>
      <text:p text:style-name="P1">+---------+------------+------------+-------+--------+------------+----------+----------+-------------+-------+</text:p>
      <text:p text:style-name="P1">5 rows in set (0.00 sec)</text:p>
      <text:p text:style-name="P1"/>
      <text:p text:style-name="P1"/>
      <text:p text:style-name="P2">4.<text:span text:style-name="T1">List the event number, the event date (DateHeld), and the estimated audience number with approved status and audience greater than 9000 or with pending status and audience greater than 7000</text:span><text:span text:style-name="T2">.</text:span></text:p>
      <text:p text:style-name="P1"/>
      <text:p text:style-name="P1">mysql&gt; select eventno,dateheld,estaudience from eventrequest where (status="Approved" and estaudience&gt;9000) or (status="Penidng" and estaudience&gt;7000);</text:p>
      <text:p text:style-name="P1">+---------+------------+-------------+</text:p>
      <text:p text:style-name="P1">| eventno | dateheld <text:s text:c="2"/>| estaudience |</text:p>
      <text:p text:style-name="P1">+---------+------------+-------------+</text:p>
      <text:p text:style-name="P1">| E100 <text:s text:c="3"/>| 2018-10-25 | <text:s text:c="6"/>80000 |</text:p>
      <text:p text:style-name="P1">| E102 <text:s text:c="3"/>| 2018-09-14 | <text:s text:c="6"/>80000 |</text:p>
      <text:p text:style-name="P1">| E103 <text:s text:c="3"/>| 2018-09-21 | <text:s text:c="6"/>80000 |</text:p>
      <text:p text:style-name="P1">| E104 <text:s text:c="3"/>| 2018-12-03 | <text:s text:c="6"/>12000 |</text:p>
      <text:p text:style-name="P1">| E105 <text:s text:c="3"/>| 2018-12-05 | <text:s text:c="6"/>10000 |</text:p>
      <text:p text:style-name="P1">| E106 <text:s text:c="3"/>| 2018-12-12 | <text:s text:c="6"/>10000 |</text:p>
      <text:p text:style-name="P1">+---------+------------+-------------+</text:p>
      <text:p text:style-name="P1">6 rows in set (0.00 sec)</text:p>
      <text:p text:style-name="P1"/>
      <text:p text:style-name="P1"/>
      <text:p text:style-name="P1"/>
      <text:p text:style-name="P2">5.<text:span text:style-name="T1">List the event number, event date (DateHeld), customer number and customer name of events placed in January 2018 by customers from Boulder</text:span><text:span text:style-name="T2">.</text:span></text:p>
      <text:p text:style-name="P1"/>
      <text:p text:style-name="P1">mysql&gt; select eventno,dateheld,customer.custno,eventrequest.custno,custname from eventrequest,customer where city="Boulder" and dateheld between '2018-01-01' and '2018-01-31' and eventrequest.custno=customer.custno;</text:p>
      <text:p text:style-name="P1">Empty set (0.00 sec)</text:p>
      <text:p text:style-name="P1"/>
      <text:p text:style-name="P1"/>
      <text:p text:style-name="P3">6.</text:p>
      <text:list xml:id="list3718196883" text:style-name="L1">
        <text:list-item>
          <text:p text:style-name="P4"><text:span text:style-name="T1">List the average number of resources used (NumberFld) by plan number. Include only location number L100.</text:span></text:p>
        </text:list-item>
      </text:list>
      <text:p text:style-name="P3">mysql&gt; SELECT planno, AVG(numberfld) AS avgnumresources <text:s text:c="2"/>FROM eventplanline <text:s text:c="2"/>WHERE LocNo = 'L100'</text:p>
      <text:p text:style-name="P3"><text:s/>GROUP BY planno;</text:p>
      <text:p text:style-name="P3">+--------+-----------------+</text:p>
      <text:p text:style-name="P3">| planno | avgnumresources |</text:p>
      <text:p text:style-name="P3">+--------+-----------------+</text:p>
      <text:p text:style-name="P3">| P100 <text:s text:c="2"/>| <text:s text:c="9"/>2.0000 |</text:p>
      <text:p text:style-name="P3">| P104 <text:s text:c="2"/>| <text:s text:c="9"/>4.0000 |</text:p>
      <text:p text:style-name="P3">| P105 <text:s text:c="2"/>| <text:s text:c="9"/>4.0000 |</text:p>
      <text:p text:style-name="P3">| P199 <text:s text:c="2"/>| <text:s text:c="9"/>1.0000 |</text:p>
      <text:p text:style-name="P3"><text:soft-page-break/>| P85 <text:s text:c="3"/>| <text:s text:c="9"/>5.0000 |</text:p>
      <text:p text:style-name="P3">| P95 <text:s text:c="3"/>| <text:s text:c="9"/>3.0000 |</text:p>
      <text:p text:style-name="P3">+--------+-----------------+</text:p>
      <text:p text:style-name="P3">6 rows in set (0.00 sec)</text:p>
      <text:p text:style-name="P3"/>
      <text:p text:style-name="P6">7.<text:span text:style-name="T1">List the average number of resources used (NumberFld) by plan number. Only include location number L100. Eliminate plans with less than two event lines containing location number L100.</text:span></text:p>
      <text:p text:style-name="P5"/>
      <text:p text:style-name="P5">mysql&gt; SELECT PlanNo, AVG(NumberFld) AS avgnumresources, <text:s text:c="16"/>COUNT(*) AS numeventlines <text:s text:c="2"/>FROM eventplanline <text:s text:c="2"/>WHERE LocNo = 'L100' <text:s text:c="2"/>GROUP BY PlanNo <text:s text:c="2"/>HAVING COUNT(*) &gt; 1;</text:p>
      <text:p text:style-name="P5">+--------+-----------------+---------------+</text:p>
      <text:p text:style-name="P5">| PlanNo | avgnumresources | numeventlines |</text:p>
      <text:p text:style-name="P5">+--------+-----------------+---------------+</text:p>
      <text:p text:style-name="P5">| P100 <text:s text:c="2"/>| <text:s text:c="9"/>2.0000 | <text:s text:c="12"/>2 |</text:p>
      <text:p text:style-name="P5">| P95 <text:s text:c="3"/>| <text:s text:c="9"/>3.0000 | <text:s text:c="12"/>2 |</text:p>
      <text:p text:style-name="P5">+--------+-----------------+---------------+</text:p>
      <text:p text:style-name="P5">2 rows in set (0.00 sec)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WW8Num2z0" style:family="text"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month/>
      <number:text>/</number:text>
      <number:day/>
      <number:text>/</number:text>
      <number:year number:style="long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6T11:08:57.695495875</meta:creation-date>
    <dc:date>2021-11-26T12:01:51.521230326</dc:date>
    <meta:editing-duration>PT5M26S</meta:editing-duration>
    <meta:editing-cycles>1</meta:editing-cycles>
    <meta:document-statistic meta:table-count="0" meta:image-count="0" meta:object-count="0" meta:page-count="3" meta:paragraph-count="77" meta:word-count="727" meta:character-count="4932" meta:non-whitespace-character-count="3927"/>
    <meta:generator>LibreOffice/6.4.7.2$Linux_X86_64 LibreOffice_project/40$Build-2</meta:generator>
  </office:meta>
</office:document-meta>
</file>